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9778in" style:rel-column-width="28180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2.6972in" style:rel-column-width="2552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4194b5" officeooo:paragraph-rsid="004194b5"/>
    </style:style>
    <style:style style:name="P8" style:family="paragraph" style:parent-style-name="Frame_20_contents">
      <style:paragraph-properties fo:margin-top="0in" fo:margin-bottom="0in" style:contextual-spacing="false"/>
      <style:text-properties fo:color="#808080" loext:opacity="100%" officeooo:rsid="00449cdd" officeooo:paragraph-rsid="00449cdd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paragraph-rsid="00449cdd"/>
    </style:style>
    <style:style style:name="P10" style:family="paragraph" style:parent-style-name="Text_20_body">
      <style:text-properties officeooo:rsid="003fe16a" officeooo:paragraph-rsid="003fe16a"/>
    </style:style>
    <style:style style:name="P11" style:family="paragraph" style:parent-style-name="Text_20_body">
      <style:paragraph-properties fo:break-before="page"/>
      <style:text-properties officeooo:rsid="003fe16a" officeooo:paragraph-rsid="00468b30"/>
    </style:style>
    <style:style style:name="P12" style:family="paragraph" style:parent-style-name="Text_20_body">
      <style:text-properties officeooo:rsid="00459c60" officeooo:paragraph-rsid="00459c60"/>
    </style:style>
    <style:style style:name="P13" style:family="paragraph" style:parent-style-name="Text_20_body">
      <style:text-properties officeooo:paragraph-rsid="00459c60"/>
    </style:style>
    <style:style style:name="P14" style:family="paragraph" style:parent-style-name="Frame_20_contents">
      <style:text-properties officeooo:paragraph-rsid="00468b30"/>
    </style:style>
    <style:style style:name="P15" style:family="paragraph" style:parent-style-name="Table">
      <style:text-properties officeooo:paragraph-rsid="00468b30"/>
    </style:style>
    <style:style style:name="P16" style:family="paragraph" style:parent-style-name="Table_20_Contents">
      <style:text-properties fo:font-weight="bold" officeooo:rsid="003fe16a" officeooo:paragraph-rsid="00468b30" style:font-weight-asian="bold" style:font-weight-complex="bold"/>
    </style:style>
    <style:style style:name="P17" style:family="paragraph" style:parent-style-name="Table_20_Contents">
      <style:text-properties fo:font-style="italic" officeooo:rsid="003f2ab8" officeooo:paragraph-rsid="00468b30" style:font-style-asian="italic" style:font-style-complex="italic"/>
    </style:style>
    <style:style style:name="P18" style:family="paragraph" style:parent-style-name="Table_20_Contents">
      <style:text-properties fo:font-style="italic" officeooo:paragraph-rsid="00468b30" style:font-style-asian="italic" style:font-style-complex="italic"/>
    </style:style>
    <style:style style:name="P19" style:family="paragraph" style:parent-style-name="Table_20_Contents">
      <style:text-properties officeooo:rsid="003f2ab8" officeooo:paragraph-rsid="00468b30"/>
    </style:style>
    <style:style style:name="P20" style:family="paragraph" style:parent-style-name="Table_20_Contents">
      <style:text-properties officeooo:rsid="00468b30" officeooo:paragraph-rsid="00468b30"/>
    </style:style>
    <style:style style:name="P21" style:family="paragraph" style:parent-style-name="Text_20_body">
      <style:text-properties officeooo:rsid="003a107e" officeooo:paragraph-rsid="00468b30"/>
    </style:style>
    <style:style style:name="P22" style:family="paragraph" style:parent-style-name="Heading_20_4">
      <style:paragraph-properties fo:break-before="page"/>
      <style:text-properties officeooo:rsid="00333d6a" officeooo:paragraph-rsid="00333d6a"/>
    </style:style>
    <style:style style:name="P23" style:family="paragraph" style:parent-style-name="Heading_20_5">
      <style:text-properties officeooo:rsid="00459c60" officeooo:paragraph-rsid="00459c60"/>
    </style:style>
    <style:style style:name="P24" style:family="paragraph" style:parent-style-name="Text_20_body" style:list-style-name="L1">
      <style:text-properties officeooo:paragraph-rsid="004194b5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49cdd" style:font-style-asian="italic" style:font-style-complex="italic"/>
    </style:style>
    <style:style style:name="T4" style:family="text">
      <style:text-properties fo:font-style="italic" officeooo:rsid="003fe16a" style:font-style-asian="italic" style:font-style-complex="italic"/>
    </style:style>
    <style:style style:name="T5" style:family="text">
      <style:text-properties fo:font-style="italic" officeooo:rsid="00459c60" style:font-style-asian="italic" style:font-style-complex="italic"/>
    </style:style>
    <style:style style:name="T6" style:family="text">
      <style:text-properties fo:font-style="italic" officeooo:rsid="00468b3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449cd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59c6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459c60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5c9a6"/>
    </style:style>
    <style:style style:name="T14" style:family="text">
      <style:text-properties officeooo:rsid="003fe16a"/>
    </style:style>
    <style:style style:name="T15" style:family="text">
      <style:text-properties officeooo:rsid="004194b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49cdd"/>
    </style:style>
    <style:style style:name="T18" style:family="text">
      <style:text-properties officeooo:rsid="00459c60"/>
    </style:style>
    <style:style style:name="T19" style:family="text">
      <style:text-properties officeooo:rsid="00468b3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2" text:outline-level="4"><text:span text:style-name="T18">RPM</text:span><text:span text:style-name="T13"> </text:span><text:span text:style-name="T15">Repository </text:span><text:span text:style-name="T17">(.</text:span><text:span text:style-name="T18">rpm</text:span><text:span text:style-name="T17"> Package)</text:span></text:h>
      <text:p text:style-name="P13">AutomataCI <text:span text:style-name="T17">publish a </text:span><text:span text:style-name="T3">.</text:span><text:span text:style-name="T5">rpm</text:span><text:span text:style-name="T17"> package by using </text:span><text:span text:style-name="T3">createrepo_c</text:span><text:span text:style-name="T17"> to setup/update existing </text:span><text:span text:style-name="T18">RPM</text:span><text:span text:style-name="T17"> repository system upon detecting:</text:span></text:p>
      <text:list text:style-name="L1">
        <text:list-item>
          <text:p text:style-name="P24"><text:span text:style-name="T14">a </text:span><text:span text:style-name="T17">file</text:span><text:span text:style-name="T14"> with a “</text:span><text:span text:style-name="T4">.</text:span><text:span text:style-name="T5">rpm</text:span><text:span text:style-name="T15">” file extension.</text:span></text:p>
        </text:list-item>
      </text:list>
      <text:p text:style-name="P7">Example: <text:span text:style-name="T14">“</text:span><text:span text:style-name="T11">automataci-1.7.0-1.amd64</text:span><text:span text:style-name="T9">.rpm</text:span><text:span text:style-name="T14">”</text:span></text:p>
      <text:p text:style-name="P7"/>
      <text:p text:style-name="P7">Since <text:span text:style-name="T18">RPM repository</text:span><text:span text:style-name="T17"> is a static filesystem</text:span>, AutomataCI use <text:span text:style-name="T2">git</text:span> technology to clone a given <text:span text:style-name="T7">$PROJECT_</text:span><text:span text:style-name="T8">STATIC</text:span><text:span text:style-name="T7">_REPO</text:span> into place a copy into its <text:span text:style-name="T9">rpm</text:span><text:span text:style-name="T7">/</text:span> directory. <text:span text:style-name="T17">The full local directory path is as follows:</text:span></text:p>
      <text:p text:style-name="P14">${PROJECT_PATH_ROOT}/${PROJECT_PATH_RELEASE}/<text:span text:style-name="T19">${</text:span><text:span text:style-name="T2">PROJECT_STATIC_REPO_DIRECTORY</text:span><text:span text:style-name="T6">}</text:span>/<text:span text:style-name="T18">rpm/</text:span></text:p>
      <text:p text:style-name="P8">WHERE $PROJECT_STATIC_REPO is:</text:p>
      <text:p text:style-name="P9">${PROJECT_PATH_ROOT}/${PROJECT_PATH_RELEASE}/<text:span text:style-name="T19">${</text:span><text:span text:style-name="T2">PROJECT_STATIC_REPO_DIRECTORY</text:span><text:span text:style-name="T6">}</text:span>/ </text:p>
      <text:p text:style-name="P7"/>
      <text:p text:style-name="P7">AutomataCI assumes the host system has an already authenticated access to the <text:span text:style-name="T7">$PROJECT_</text:span><text:span text:style-name="T8">STATIC</text:span><text:span text:style-name="T7">_REPO</text:span><text:span text:style-name="T16"> set in </text:span><text:span text:style-name="T10">CONFIG.toml</text:span><text:span text:style-name="T16"> (e.g. configured </text:span><text:span text:style-name="T10">SSH</text:span><text:span text:style-name="T16">).</text:span></text:p>
      <text:p text:style-name="P10"/>
      <text:p text:style-name="P10">Upon successful publication, the local package directory shall be <text:span text:style-name="T15">kept in case of upstreaming to another ecosystem</text:span>. <text:span text:style-name="T15">However</text:span>, <text:span text:style-name="T12">this is an irreversible 1-way execution</text:span>.</text:p>
      <text:p text:style-name="P11">AutomataCI relies on all the environment variables tabulated in Table <text:sequence-ref text:reference-format="category-and-value" text:ref-name="refText0">1.1.1.1.1</text:sequence-ref><text:s/>to login and upstream the package.</text:p>
      <text:p text:style-name="P15"><text:span text:style-name="T14">Table</text:span> <text:sequence text:ref-name="refText0" text:name="Text" text:formula="ooow:Text+1" style:num-format="1">1.1.1.1.1</text:sequence>: <text:span text:style-name="T14">Required environment variables for AutomataCI to upstream </text:span><text:span text:style-name="T19">RPM</text:span><text:span text:style-name="T14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Name</text:p>
          </table:table-cell>
          <table:table-cell table:style-name="Table1.A1" office:value-type="string">
            <text:p text:style-name="P16">Supplied By</text:p>
          </table:table-cell>
          <table:table-cell table:style-name="Table1.C1" office:value-type="string">
            <text:p text:style-name="P16">Purpose</text:p>
          </table:table-cell>
        </table:table-row>
        <table:table-row>
          <table:table-cell table:style-name="Table1.A2" office:value-type="string">
            <text:p text:style-name="P18">PROJECT_STATIC_REPO</text:p>
          </table:table-cell>
          <table:table-cell table:style-name="Table1.A2" office:value-type="string">
            <text:p text:style-name="P17">CONFIG.toml</text:p>
          </table:table-cell>
          <table:table-cell table:style-name="Table1.C2" office:value-type="string">
            <text:p text:style-name="P19">The <text:span text:style-name="T19">git repository URL to setup locally.</text:span></text:p>
          </table:table-cell>
        </table:table-row>
        <table:table-row>
          <table:table-cell table:style-name="Table1.A2" office:value-type="string">
            <text:p text:style-name="P18">PROJECT_STATIC_REPO_KEY</text:p>
          </table:table-cell>
          <table:table-cell table:style-name="Table1.A2" office:value-type="string">
            <text:p text:style-name="P18">CONFIG.toml</text:p>
          </table:table-cell>
          <table:table-cell table:style-name="Table1.C2" office:value-type="string">
            <text:p text:style-name="P20">The git upstream key like “<text:span text:style-name="T7">origin</text:span>”.</text:p>
          </table:table-cell>
        </table:table-row>
        <table:table-row>
          <table:table-cell table:style-name="Table1.A2" office:value-type="string">
            <text:p text:style-name="P18">PROJECT_STATIC_REPO_BRANCH</text:p>
          </table:table-cell>
          <table:table-cell table:style-name="Table1.A2" office:value-type="string">
            <text:p text:style-name="P18">CONFIG.toml</text:p>
          </table:table-cell>
          <table:table-cell table:style-name="Table1.C2" office:value-type="string">
            <text:p text:style-name="P20">The git branch name to work in.</text:p>
          </table:table-cell>
        </table:table-row>
        <table:table-row>
          <table:table-cell table:style-name="Table1.A2" office:value-type="string">
            <text:p text:style-name="P18">PROJECT_STATIC_REPO_DIRECTORY</text:p>
          </table:table-cell>
          <table:table-cell table:style-name="Table1.A2" office:value-type="string">
            <text:p text:style-name="P18">CONFIG.toml</text:p>
          </table:table-cell>
          <table:table-cell table:style-name="Table1.C2" office:value-type="string">
            <text:p text:style-name="P20">The directory name for housing the git repository.</text:p>
          </table:table-cell>
        </table:table-row>
      </table:table>
      <text:p text:style-name="P21"/>
      <text:h text:style-name="P23" text:outline-level="5">Only Works in Linux</text:h>
      <text:p text:style-name="P12">Due to the nature of <text:span text:style-name="T3">createrepo_c</text:span> program (refer: <text:a xlink:type="simple" xlink:href="https://github.com/rpm-software-management/createrepo_c" text:style-name="Internet_20_link" text:visited-style-name="Visited_20_Internet_20_Link">https://github.com/rpm-software-management/createrepo_c</text:a>), <text:span text:style-name="T12">this only works on Linux host system only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18M20S</meta:editing-duration>
    <meta:editing-cycles>6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03:41.766525781</dc:date>
    <dc:creator>Kean Ho Chew</dc:creator>
    <meta:document-statistic meta:table-count="1" meta:image-count="0" meta:object-count="0" meta:page-count="2" meta:paragraph-count="34" meta:word-count="227" meta:character-count="1789" meta:non-whitespace-character-count="1598"/>
    <meta:template xlink:type="simple" xlink:actuate="onRequest" xlink:title="Official Book" xlink:href="../../templates/Book.ott" meta:date="2023-11-17T20:33:17.245827505"/>
  </office:meta>
</office:document-meta>
</file>